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lying c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Z stepp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Z limi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1 stepp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2 stepp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ead1 lim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ad2 lim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ad ligh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X servo mot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X servo enco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X limi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um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essure senso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olenoi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ottom c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formula="of:=SUM([.B1:.B20])" office:value-type="float" office:value="45" calcext:value-type="float">
            <text:p>45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table:formula="of:=120-36" office:value-type="float" office:value="84" calcext:value-type="float">
            <text:p>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[.C29]*[.C27]" office:value-type="float" office:value="3.36" calcext:value-type="float">
            <text:p>3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2:20:48.957000000</meta:creation-date>
    <dc:date>2015-06-16T16:03:09.641000000</dc:date>
    <meta:editing-duration>PT3H12M</meta:editing-duration>
    <meta:editing-cycles>1</meta:editing-cycles>
    <meta:document-statistic meta:table-count="1" meta:cell-count="34" meta:object-count="0"/>
    <meta:generator>LibreOffice/4.3.2.2$Windows_x86 LibreOffice_project/edfb5295ba211bd31ad47d0bad0118690f76407d</meta:generator>
  </office:meta>
</office:document-meta>
</file>